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29_23-42-35_000.jpg</text:p>
          </table:table-cell>
          <table:table-cell table:style-name="ce26" office:value-type="string">
            <text:p>:bookmemo / 読んだ本 / 『つながるいのち　生物多様性からのメッセージ』 / 著者=日本環境ジャーナリストの会、著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つながるいのち　生物多様性からのメッセージ』 / 著者=日本環境ジャーナリストの会、著 / 途中">
            <text:p>:bookmemo / 読んだ本 / 『つながるいのち　生物多様性からのメッセージ』 / 著者=日本環境ジャーナリストの会、著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8" office:value-type="string">
            <text:p>2023-08-29_23-43-51_000.jpg</text:p>
          </table:table-cell>
          <table:table-cell table:style-name="ce26" office:value-type="string">
            <text:p>:bookmemo / 読んだ本 / 『つながるいのち　生物多様性からのメッセージ』 / 著者=日本環境ジャーナリストの会、著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つながるいのち　生物多様性からのメッセージ』 / 著者=日本環境ジャーナリストの会、著 / 途中 ここまで">
            <text:p>:bookmemo / 読んだ本 / 『つながるいのち　生物多様性からのメッセージ』 / 著者=日本環境ジャーナリストの会、著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8-30_07-35-0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30_01-52-59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8" office:value-type="string">
            <text:p>2023-08-30_16-21-39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29_18-53-45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7" office:value-type="string">
            <text:p>2023-08-29_21-23-0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30_12-05-4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8-30_07-37-0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29_23-46-43_000.jpg</text:p>
          </table:table-cell>
          <table:table-cell table:style-name="ce26" office:value-type="string">
            <text:p>:m 1*2 RES / JVEMV6 64#324_tsunagaru_inochi / 『つながるいのち　生物多様性からのメッセージ』 著者=日本環境ジャーナリストの会,校注=~ / p.26 / w=曲金北遺跡；珪酸体；,topic=~,publisher=山と渓谷社,other=memo+:稲。分類；memo+:米粒。数。分量；memo+:ササニシキ；map+:竹芝桟橋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2 RES / JVEMV6 64#324_tsunagaru_inochi / 『つながるいのち　生物多様性からのメッセージ』 著者=日本環境ジャーナリストの会,校注=~ / p.26 / w=曲金北遺跡；珪酸体；,topic=~,publisher=山と渓谷社,other=memo+:稲。分類；memo+:米粒。数。分量；memo+:ササニシキ；map+:竹芝桟橋；">
            <text:p>:m 1*2 RES / JVEMV6 64#324_tsunagaru_inochi / 『つながるいのち　生物多様性からのメッセージ』 著者=日本環境ジャーナリストの会,校注=~ / p.26 / w=曲金北遺跡；珪酸体；,topic=~,publisher=山と渓谷社,other=memo+:稲。分類；memo+:米粒。数。分量；memo+:ササニシキ；map+:竹芝桟橋；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9" office:value-type="float" office:value="9">
            <text:p>9</text:p>
          </table:table-cell>
          <table:table-cell table:style-name="ce10" office:value-type="string">
            <text:p>2023-08-29_23-47-02_000.jpg</text:p>
          </table:table-cell>
          <table:table-cell table:style-name="ce26" office:value-type="string">
            <text:p>:m 2*2 RES / JVEMV6 64#324_tsunagaru_inochi / 『つながるいのち　生物多様性からのメッセージ』 著者=日本環境ジャーナリストの会,校注=~ / p.26 / w=海洋島；,topic=~,publisher=山と渓谷社,other=map+:父島；des+:オガサワラオオコウモリ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2*2 RES / JVEMV6 64#324_tsunagaru_inochi / 『つながるいのち　生物多様性からのメッセージ』 著者=日本環境ジャーナリストの会,校注=~ / p.26 / w=海洋島；,topic=~,publisher=山と渓谷社,other=map+:父島；des+:オガサワラオオコウモリ；">
            <text:p>:m 2*2 RES / JVEMV6 64#324_tsunagaru_inochi / 『つながるいのち　生物多様性からのメッセージ』 著者=日本環境ジャーナリストの会,校注=~ / p.26 / w=海洋島；,topic=~,publisher=山と渓谷社,other=map+:父島；des+:オガサワラオオコウモリ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8-30_14-39-50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m 2*4 RES / JVEMV6 64#342_ugokasu_qc_EJ_NH_MGS / 『動かして学ぶ　量子コンピュータ　プログラミング』 著者=EJ;NH;MGS,校注=~ / p.9 / w=QPU-programming；,topic=~,publisher=~,other=~">
            <text:p>:m 2*4 RES / JVEMV6 64#342_ugokasu_qc_EJ_NH_MGS / 『動かして学ぶ　量子コンピュータ　プログラミング』 著者=EJ;NH;MGS,校注=~ / p.9 / w=QPU-programming；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8-30_14-40-44_000.jpg</text:p>
          </table:table-cell>
          <table:table-cell table:style-name="ce26" office:value-type="string">
            <text:p>:m 1*4 RES / JVEMV6 64#342_ugokasu_qc_EJ_NH_MGS / 『動かして学ぶ　量子コンピュータ　プログラミング』 著者=EJ;NH;MGS,校注=~ / p.v / w=並列処理；量子プリミティブ；キュビット；量子処理装置；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4 RES / JVEMV6 64#342_ugokasu_qc_EJ_NH_MGS / 『動かして学ぶ　量子コンピュータ　プログラミング』 著者=EJ;NH;MGS,校注=~ / p.v / w=並列処理；量子プリミティブ；キュビット；量子処理装置；,topic=~,publisher=~,other=~">
            <text:p>:m 1*4 RES / JVEMV6 64#342_ugokasu_qc_EJ_NH_MGS / 『動かして学ぶ　量子コンピュータ　プログラミング』 著者=EJ;NH;MGS,校注=~ / p.v / w=並列処理；量子プリミティブ；キュビット；量子処理装置；,topic=~,publisher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8-30_14-41-01_000.jpg</text:p>
          </table:table-cell>
          <table:table-cell table:style-name="ce26" office:value-type="string">
            <text:p>:m 2*4 RES / JVEMV6 64#342_ugokasu_qc_EJ_NH_MGS / 『動かして学ぶ　量子コンピュータ　プログラミング』 著者=EJ;NH;MGS,校注=~ / p.9 / w=QPU-programming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2*4 RES / JVEMV6 64#342_ugokasu_qc_EJ_NH_MGS / 『動かして学ぶ　量子コンピュータ　プログラミング』 著者=EJ;NH;MGS,校注=~ / p.9 / w=QPU-programming；,topic=~,publisher=~,other=~">
            <text:p>:m 2*4 RES / JVEMV6 64#342_ugokasu_qc_EJ_NH_MGS / 『動かして学ぶ　量子コンピュータ　プログラミング』 著者=EJ;NH;MGS,校注=~ / p.9 / w=QPU-programming；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8" office:value-type="string">
            <text:p>2023-08-30_14-41-25_000.jpg</text:p>
          </table:table-cell>
          <table:table-cell table:style-name="ce26" office:value-type="string">
            <text:p>:m 3*4 RES / JVEMV6 64#342_ugokasu_qc_EJ_NH_MGS / 『動かして学ぶ　量子コンピュータ　プログラミング』 著者=EJ;NH;MGS,校注=~ / p.16 / w=半透鏡；振幅；,topic=~,publisher=~,other=memo+:経路；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3*4 RES / JVEMV6 64#342_ugokasu_qc_EJ_NH_MGS / 『動かして学ぶ　量子コンピュータ　プログラミング』 著者=EJ;NH;MGS,校注=~ / p.16 / w=半透鏡；振幅；,topic=~,publisher=~,other=memo+:経路；">
            <text:p>:m 3*4 RES / JVEMV6 64#342_ugokasu_qc_EJ_NH_MGS / 『動かして学ぶ　量子コンピュータ　プログラミング』 著者=EJ;NH;MGS,校注=~ / p.16 / w=半透鏡；振幅；,topic=~,publisher=~,other=memo+:経路；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8-30_14-41-47_000.jpg</text:p>
          </table:table-cell>
          <table:table-cell table:style-name="ce26" office:value-type="string">
            <text:p>:m 4*4 RES / JVEMV6 64#342_ugokasu_qc_EJ_NH_MGS / 『動かして学ぶ　量子コンピュータ　プログラミング』 著者=EJ;NH;MGS,校注=~ / p.16 / w=；,topic=~,publisher=~,other=memo+:振幅。相対位相。反射度と、経路間の距離に、関連づけ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4*4 RES / JVEMV6 64#342_ugokasu_qc_EJ_NH_MGS / 『動かして学ぶ　量子コンピュータ　プログラミング』 著者=EJ;NH;MGS,校注=~ / p.16 / w=；,topic=~,publisher=~,other=memo+:振幅。相対位相。反射度と、経路間の距離に、関連づけ。">
            <text:p>:m 4*4 RES / JVEMV6 64#342_ugokasu_qc_EJ_NH_MGS / 『動かして学ぶ　量子コンピュータ　プログラミング』 著者=EJ;NH;MGS,校注=~ / p.16 / w=；,topic=~,publisher=~,other=memo+:振幅。相対位相。反射度と、経路間の距離に、関連づけ。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8-30_15-11-35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-*">
            <text:p>-*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string">
            <text:p>2023-08-29_18-32-08_000.mp4</text:p>
          </table:table-cell>
          <table:table-cell table:style-name="ce26" office:value-type="string">
            <text:p>:VIDEO / @自室 / 記録 / jap.flute / 演奏、play / R=1(8/29) / genre=melody,for=~,file-piece-id=2023-08-29_18-32-08_000.mp4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VIDEO / @自室 / 記録 / jap.flute / 演奏、play / R=1(8/29) / genre=melody,for=~,file-piece-id=2023-08-29_18-32-08_000.mp4,memo=~,session=hour-18,recording-id=~,other=~ / follow+">
            <text:p>:VIDEO / @自室 / 記録 / jap.flute / 演奏、play / R=1(8/29) / genre=melody,for=~,file-piece-id=2023-08-29_18-32-08_000.mp4,memo=~,session=hour-18,recording-id=~,other=~ / follow+</text:p>
          </table:table-cell>
          <table:table-cell table:style-name="ce10" table:formula="of:=RIGHT([.B19];[.K19])" office:value-type="string" office:string-value="mp4">
            <text:p>mp4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8-29_18-37-56_000.mp4</text:p>
          </table:table-cell>
          <table:table-cell table:style-name="ce26" office:value-type="string">
            <text:p>:VIDEO / @自室 / 記録 / jap.flute / 演奏、play / R=2(8/29) / genre=melody,for=~,file-piece-id=2023-08-29_18-32-08_000.mp4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VIDEO / @自室 / 記録 / jap.flute / 演奏、play / R=2(8/29) / genre=melody,for=~,file-piece-id=2023-08-29_18-32-08_000.mp4,memo=~,session=hour-18,recording-id=~,other=~ / follow+">
            <text:p>:VIDEO / @自室 / 記録 / jap.flute / 演奏、play / R=2(8/29) / genre=melody,for=~,file-piece-id=2023-08-29_18-32-08_000.mp4,memo=~,session=hour-18,recording-id=~,other=~ / follow+</text:p>
          </table:table-cell>
          <table:table-cell table:style-name="ce10" table:formula="of:=RIGHT([.B20];[.K20])" office:value-type="string" office:string-value="mp4">
            <text:p>mp4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29_18-44-49_000.mp4</text:p>
          </table:table-cell>
          <table:table-cell table:style-name="ce26" office:value-type="string">
            <text:p>:VIDEO / @自室 / 記録 / jap.flute / 演奏、play / R=2(8/29)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VIDEO / @自室 / 記録 / jap.flute / 演奏、play / R=2(8/29) / genre=melody,for=~,file-piece-id=~,memo=~,session=hour-18,recording-id=~,other=~ / follow+">
            <text:p>:VIDEO / @自室 / 記録 / jap.flute / 演奏、play / R=2(8/29) / genre=melody,for=~,file-piece-id=~,memo=~,session=hour-18,recording-id=~,other=~ / follow+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30">2023/08/30</text:date>, <text:time>17:26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30T17:26:15.57</dc:date>
    <dc:creator>岩淵 謙</dc:creator>
    <meta:editing-duration>P58DT13H11M26S</meta:editing-duration>
    <meta:editing-cycles>19647</meta:editing-cycles>
    <meta:document-statistic meta:table-count="2" meta:cell-count="929" meta:object-count="0"/>
    <meta:user-defined meta:name="qrichtext">1</meta:user-defined>
  </office:meta>
</office:document-meta>
</file>